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6.04mm" style:rel-column-width="29328*"/>
    </style:style>
    <style:style style:name="Table101.B" style:family="table-column">
      <style:table-column-properties style:column-width="93.87mm" style:rel-column-width="36207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rsid="000a786b" officeooo:paragraph-rsid="000a786b" fo:background-color="transparent"/>
    </style:style>
    <style:style style:name="P4" style:family="paragraph" style:parent-style-name="Standard">
      <style:text-properties fo:language="en" fo:country="US" officeooo:rsid="007ddeec" officeooo:paragraph-rsid="007ddeec" fo:background-color="transparent"/>
    </style:style>
    <style:style style:name="P5" style:family="paragraph" style:parent-style-name="Standard">
      <style:text-properties fo:language="en" fo:country="US" officeooo:rsid="0029f83a" officeooo:paragraph-rsid="0070ba17" fo:background-color="transparent"/>
    </style:style>
    <style:style style:name="P6" style:family="paragraph" style:parent-style-name="Standard">
      <style:text-properties fo:language="en" fo:country="US" officeooo:rsid="00a106a9" officeooo:paragraph-rsid="00a106a9"/>
    </style:style>
    <style:style style:name="P7" style:family="paragraph" style:parent-style-name="Standard">
      <style:text-properties fo:language="en" fo:country="US" officeooo:rsid="00a11577" officeooo:paragraph-rsid="00a11577"/>
    </style:style>
    <style:style style:name="P8" style:family="paragraph" style:parent-style-name="Standard">
      <style:text-properties fo:language="en" fo:country="US" officeooo:rsid="009f5ba7" officeooo:paragraph-rsid="009f5ba7"/>
    </style:style>
    <style:style style:name="P9" style:family="paragraph" style:parent-style-name="Standard">
      <style:text-properties fo:language="en" fo:country="US" officeooo:rsid="00917fa6" officeooo:paragraph-rsid="00917fa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officeooo:rsid="0009b119" officeooo:paragraph-rsid="0021ad7e" fo:background-color="transparent"/>
    </style:style>
    <style:style style:name="P12" style:family="paragraph" style:parent-style-name="Standard">
      <style:text-properties officeooo:rsid="0009b119" officeooo:paragraph-rsid="0022e38f" fo:background-color="transparent"/>
    </style:style>
    <style:style style:name="P13" style:family="paragraph" style:parent-style-name="Standard">
      <style:text-properties officeooo:paragraph-rsid="0036fccf"/>
    </style:style>
    <style:style style:name="P14" style:family="paragraph" style:parent-style-name="Standard">
      <style:text-properties officeooo:rsid="00510506" officeooo:paragraph-rsid="00510506"/>
    </style:style>
    <style:style style:name="P15" style:family="paragraph" style:parent-style-name="Standard">
      <style:text-properties officeooo:rsid="00510506" officeooo:paragraph-rsid="0052ea01"/>
    </style:style>
    <style:style style:name="P16" style:family="paragraph" style:parent-style-name="Standard">
      <style:text-properties officeooo:rsid="008d1119" officeooo:paragraph-rsid="008d1119"/>
    </style:style>
    <style:style style:name="P17" style:family="paragraph" style:parent-style-name="scpi2">
      <style:text-properties fo:background-color="transparent"/>
    </style:style>
    <style:style style:name="P18" style:family="paragraph" style:parent-style-name="scpi2">
      <style:text-properties officeooo:rsid="007c1a62" officeooo:paragraph-rsid="007c1a62"/>
    </style:style>
    <style:style style:name="P19" style:family="paragraph" style:parent-style-name="scpi0">
      <style:text-properties fo:background-color="transparent"/>
    </style:style>
    <style:style style:name="P20" style:family="paragraph" style:parent-style-name="scpi0">
      <style:text-properties officeooo:paragraph-rsid="0015da47" fo:background-color="transparent"/>
    </style:style>
    <style:style style:name="P21" style:family="paragraph" style:parent-style-name="scpi0">
      <style:text-properties officeooo:rsid="0018c595" officeooo:paragraph-rsid="0018c595" fo:background-color="transparent"/>
    </style:style>
    <style:style style:name="P22" style:family="paragraph" style:parent-style-name="scpi0">
      <style:text-properties officeooo:rsid="001aa7e6" officeooo:paragraph-rsid="001aa7e6" fo:background-color="transparent"/>
    </style:style>
    <style:style style:name="P23" style:family="paragraph" style:parent-style-name="scpi0">
      <style:text-properties officeooo:paragraph-rsid="001ec537"/>
    </style:style>
    <style:style style:name="P24" style:family="paragraph" style:parent-style-name="scpi1">
      <style:text-properties fo:background-color="transparent"/>
    </style:style>
    <style:style style:name="P25" style:family="paragraph" style:parent-style-name="scpi1">
      <style:text-properties officeooo:paragraph-rsid="0015cd4e" fo:background-color="transparent"/>
    </style:style>
    <style:style style:name="P26" style:family="paragraph" style:parent-style-name="scpi1">
      <style:text-properties officeooo:paragraph-rsid="001aa7e6" fo:background-color="transparent"/>
    </style:style>
    <style:style style:name="P27" style:family="paragraph" style:parent-style-name="scpi1">
      <style:text-properties officeooo:rsid="004faff0" officeooo:paragraph-rsid="004faff0"/>
    </style:style>
    <style:style style:name="P28" style:family="paragraph" style:parent-style-name="scpi1">
      <style:text-properties officeooo:rsid="0097e157" officeooo:paragraph-rsid="0097e157"/>
    </style:style>
    <style:style style:name="P29" style:family="paragraph" style:parent-style-name="scpi1">
      <style:text-properties officeooo:rsid="008c6fb7" officeooo:paragraph-rsid="008c6fb7"/>
    </style:style>
    <style:style style:name="P30" style:family="paragraph" style:parent-style-name="scpi1">
      <style:text-properties officeooo:paragraph-rsid="001ec537"/>
    </style:style>
    <style:style style:name="P31" style:family="paragraph" style:parent-style-name="scpi3">
      <style:text-properties fo:background-color="transparent"/>
    </style:style>
    <style:style style:name="P32" style:family="paragraph" style:parent-style-name="scpi3">
      <style:text-properties officeooo:paragraph-rsid="009ecbc0"/>
    </style:style>
    <style:style style:name="P33" style:family="paragraph" style:parent-style-name="note">
      <style:text-properties fo:font-style="normal" style:font-style-asian="normal" style:font-style-complex="normal"/>
    </style:style>
    <style:style style:name="P34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35" style:family="paragraph" style:parent-style-name="Standard">
      <style:text-properties fo:font-style="italic" style:font-style-asian="italic" style:font-style-complex="italic"/>
    </style:style>
    <style:style style:name="P36" style:family="paragraph" style:parent-style-name="scpi3">
      <style:paragraph-properties fo:margin-left="0mm" fo:margin-right="0mm" fo:text-indent="0mm" style:auto-text-indent="false"/>
    </style:style>
    <style:style style:name="P37" style:family="paragraph" style:parent-style-name="scpi2">
      <style:text-properties officeooo:rsid="002049ea" officeooo:paragraph-rsid="002049ea"/>
    </style:style>
    <style:style style:name="P38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6637f"/>
    </style:style>
    <style:style style:name="T4" style:family="text">
      <style:text-properties officeooo:rsid="007c1a62"/>
    </style:style>
    <style:style style:name="T5" style:family="text">
      <style:text-properties officeooo:rsid="004faff0"/>
    </style:style>
    <style:style style:name="T6" style:family="text">
      <style:text-properties officeooo:rsid="0052ea01"/>
    </style:style>
    <style:style style:name="T7" style:family="text">
      <style:text-properties officeooo:rsid="009ecbc0"/>
    </style:style>
    <style:style style:name="T8" style:family="text">
      <style:text-properties officeooo:rsid="00784532"/>
    </style:style>
    <style:style style:name="T9" style:family="text">
      <style:text-properties officeooo:rsid="00917fa6"/>
    </style:style>
    <style:style style:name="T10" style:family="text">
      <style:text-properties officeooo:rsid="0022e38f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>
        <text:changed-region xml:id="ct72328912" text:id="ct72328912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71113360" text:id="ct71113360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80145376" text:id="ct80145376">
          <text:insertion>
            <office:change-info>
              <dc:creator>Denis Kotlar</dc:creator>
              <dc:date>2017-06-16T10:36:00</dc:date>
            </office:change-info>
          </text:insertion>
        </text:changed-region>
        <text:changed-region xml:id="ct70383024" text:id="ct70383024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70386720" text:id="ct70386720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71375200" text:id="ct71375200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80144896" text:id="ct80144896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70388224" text:id="ct70388224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80272608" text:id="ct80272608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80293024" text:id="ct80293024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88019104" text:id="ct88019104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74103152" text:id="ct74103152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73915968" text:id="ct73915968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70007616" text:id="ct70007616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87690496" text:id="ct87690496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82016368" text:id="ct82016368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73891328" text:id="ct73891328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80277888" text:id="ct802778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79648" text:id="ct802796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79312" text:id="ct8027931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66352" text:id="ct802663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59296" text:id="ct8025929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176576" text:id="ct8017657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182320" text:id="ct801823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0372240" text:id="ct7037224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68224" text:id="ct8026822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0373728" text:id="ct703737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0375568" text:id="ct7037556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0378960" text:id="ct7037896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366464" text:id="ct713664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362608" text:id="ct7136260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113904" text:id="ct8011390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0371520" text:id="ct703715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367888" text:id="ct713678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77472" text:id="ct802774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06992" text:id="ct802069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10672" text:id="ct802106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0208832" text:id="ct802088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8340656" text:id="ct88340656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71364160" text:id="ct71364160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72456928" text:id="ct7245692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72458352" text:id="ct7245835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0182544" text:id="ct8018254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4516752" text:id="ct8451675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73693008" text:id="ct7369300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4517600" text:id="ct8451760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4520240" text:id="ct8452024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0088624" text:id="ct8008862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0093024" text:id="ct8009302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80099184" text:id="ct8009918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80100176" text:id="ct8010017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1140992" text:id="ct7114099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80090992" text:id="ct8009099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72585152" text:id="ct7258515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72603808" text:id="ct72603808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71144464" text:id="ct7114446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84516336" text:id="ct84516336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73234736" text:id="ct7323473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73233904" text:id="ct7323390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9121489368480197417" text:style-name="Outline">
        <text:list-item>
          <text:h text:style-name="P38" text:outline-level="1"><text:bookmark text:name="Section 11"/>SCPI commands scheduled for <text:span text:style-name="T1">upcoming releases</text:span></text:h>
        </text:list-item>
      </text:list>
      <text:p text:style-name="Standard"/>
      <text:p text:style-name="P33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19">DCL</text:p>
          </table:table-cell>
          <table:table-cell table:style-name="Table101.A2" office:value-type="string">
            <text:p text:style-name="P10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19">*SRE</text:p>
          </table:table-cell>
          <table:table-cell table:style-name="Table101.A2" office:value-type="string">
            <text:p text:style-name="P10">Sets the value of the Service Request Enable register</text:p>
          </table:table-cell>
        </table:table-row>
        <table:table-row>
          <table:table-cell table:style-name="Table101.A4" office:value-type="string">
            <text:p text:style-name="P21"><text:change-start text:change-id="ct72328912"/>ABORt<text:change-end text:change-id="ct72328912"/></text:p>
          </table:table-cell>
          <table:table-cell table:style-name="Table101.A4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71113360"/>:ELOG<text:change-end text:change-id="ct71113360"/></text:p>
          </table:table-cell>
          <table:table-cell table:style-name="Table101.A2" office:value-type="string">
            <text:p text:style-name="P12"><text:change-start text:change-id="ct80145376"/><text:span text:style-name="T10">Abort</text:span> external data log measurements<text:change-end text:change-id="ct80145376"/></text:p>
          </table:table-cell>
        </table:table-row>
        <table:table-row>
          <table:table-cell table:style-name="Table101.A2" office:value-type="string">
            <text:p text:style-name="P19">CALibration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4">:TEMPerature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7">[:DATA] {&lt;new value&gt;}</text:p>
          </table:table-cell>
          <table:table-cell table:style-name="Table101.A2" office:value-type="string">
            <text:p text:style-name="P10">Enters the calibration value</text:p>
          </table:table-cell>
        </table:table-row>
        <table:table-row>
          <table:table-cell table:style-name="Table101.A2" office:value-type="string">
            <text:p text:style-name="P22"><text:change-start text:change-id="ct70383024"/>INITiate<text:change-end text:change-id="ct70383024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6"><text:change-start text:change-id="ct70386720"/>:ELOG<text:change-end text:change-id="ct70386720"/></text:p>
          </table:table-cell>
          <table:table-cell table:style-name="Table101.A2" office:value-type="string">
            <text:p text:style-name="P11"><text:change-start text:change-id="ct71375200"/>Enables external data log measurements<text:change-end text:change-id="ct71375200"/></text:p>
          </table:table-cell>
        </table:table-row>
        <table:table-row>
          <table:table-cell table:style-name="Table101.A2" office:value-type="string">
            <text:p text:style-name="P23"><text:change-start text:change-id="ct80144896"/>INSTrument<text:change-end text:change-id="ct80144896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0"><text:change-start text:change-id="ct70388224"/>:COUPle<text:change-end text:change-id="ct70388224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37"><text:change-start text:change-id="ct80272608"/>:TRIGger {&lt;mode&gt;}<text:change-end text:change-id="ct80272608"/></text:p>
          </table:table-cell>
          <table:table-cell table:style-name="Table101.A2" office:value-type="string">
            <text:p text:style-name="P34"><text:change-start text:change-id="ct80293024"/>Selects a coupling between channels trigger systems<text:change-end text:change-id="ct80293024"/></text:p>
          </table:table-cell>
        </table:table-row>
        <table:table-row>
          <table:table-cell table:style-name="Table101.A2" office:value-type="string">
            <text:p text:style-name="scpi0"><text:change-start text:change-id="ct88019104"/>MMEMory<text:change-end text:change-id="ct88019104"/></text:p>
          </table:table-cell>
          <table:table-cell table:style-name="Table101.A2" office:value-type="string">
            <text:p text:style-name="P35"/>
          </table:table-cell>
        </table:table-row>
        <table:table-row>
          <table:table-cell table:style-name="Table101.A2" office:value-type="string">
            <text:p text:style-name="scpi1"><text:change-start text:change-id="ct74103152"/>:LOAD<text:change-end text:change-id="ct74103152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73915968"/>:LIST[1|2] &lt;filename&gt;<text:change-end text:change-id="ct73915968"/></text:p>
          </table:table-cell>
          <table:table-cell table:style-name="Table101.A2" office:value-type="string">
            <text:p text:style-name="P36"><text:change-start text:change-id="ct70007616"/>Loads stored LIST from the SD card to the specified channel<text:change-end text:change-id="ct70007616"/></text:p>
          </table:table-cell>
        </table:table-row>
        <table:table-row>
          <table:table-cell table:style-name="Table101.A2" office:value-type="string">
            <text:p text:style-name="scpi1"><text:change-start text:change-id="ct87690496"/>:STORe<text:change-end text:change-id="ct87690496"/></text:p>
          </table:table-cell>
          <table:table-cell table:style-name="Table101.A2" office:value-type="string">
            <text:p text:style-name="P36"/>
          </table:table-cell>
        </table:table-row>
        <table:table-row>
          <table:table-cell table:style-name="Table101.A2" office:value-type="string">
            <text:p text:style-name="scpi2"><text:change-start text:change-id="ct82016368"/>:LIST[1|2] &lt;filename&gt;<text:change-end text:change-id="ct82016368"/></text:p>
          </table:table-cell>
          <table:table-cell table:style-name="Table101.A2" office:value-type="string">
            <text:p text:style-name="P36"><text:change-start text:change-id="ct73891328"/>Stores specified channel LIST to the SD card <text:change-end text:change-id="ct73891328"/></text:p>
          </table:table-cell>
        </table:table-row>
        <table:table-row>
          <table:table-cell table:style-name="Table101.A2" office:value-type="string">
            <text:p text:style-name="scpi0"><text:change-start text:change-id="ct80277888"/>S<text:span text:style-name="T8">ENSe</text:span> <text:change-end text:change-id="ct8027788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29"><text:change-start text:change-id="ct80279648"/>:AHOur<text:change-end text:change-id="ct8027964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80279312"/>:RESet<text:change-end text:change-id="ct80279312"/></text:p>
          </table:table-cell>
          <table:table-cell table:style-name="Table101.A2" office:value-type="string">
            <text:p text:style-name="P16"><text:change-start text:change-id="ct80266352"/>Resets the amp-hour <text:span text:style-name="T9">(Ah)</text:span> measurement to zero<text:change-end text:change-id="ct80266352"/></text:p>
          </table:table-cell>
        </table:table-row>
        <table:table-row>
          <table:table-cell table:style-name="Table101.A2" office:value-type="string">
            <text:p text:style-name="P28"><text:change-start text:change-id="ct80259296"/>:ELOG<text:change-end text:change-id="ct8025929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80176576"/>:CURRent<text:change-end text:change-id="ct8017657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80182320"/>[:DC]<text:change-end text:change-id="ct8018232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70372240"/>:RANge[:UPPer] <text:span text:style-name="T7">{</text:span>&lt;value&gt;<text:span text:style-name="T7">}</text:span><text:change-end text:change-id="ct70372240"/></text:p>
          </table:table-cell>
          <table:table-cell table:style-name="Table101.A2" office:value-type="string">
            <text:p text:style-name="P6"><text:change-start text:change-id="ct80268224"/>Selects the Elog current measurement range<text:change-end text:change-id="ct80268224"/></text:p>
          </table:table-cell>
        </table:table-row>
        <table:table-row>
          <table:table-cell table:style-name="Table101.A2" office:value-type="string">
            <text:p text:style-name="scpi5"><text:change-start text:change-id="ct70373728"/>:AUTO {&lt;bool&gt;}<text:change-end text:change-id="ct70373728"/></text:p>
          </table:table-cell>
          <table:table-cell table:style-name="Table101.A2" office:value-type="string">
            <text:p text:style-name="P7"><text:change-start text:change-id="ct70375568"/>Enables/disables Elog seamless measurement autoranging<text:change-end text:change-id="ct70375568"/></text:p>
          </table:table-cell>
        </table:table-row>
        <table:table-row>
          <table:table-cell table:style-name="Table101.A2" office:value-type="string">
            <text:p text:style-name="scpi2"><text:change-start text:change-id="ct70378960"/>:FUNCtion<text:change-end text:change-id="ct7037896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71366464"/>:CURRent {&lt;bool&gt;}<text:change-end text:change-id="ct71366464"/></text:p>
          </table:table-cell>
          <table:table-cell table:style-name="Table101.A2" office:value-type="string">
            <text:p text:style-name="P8"><text:change-start text:change-id="ct71362608"/>Enables/disables current data logging<text:change-end text:change-id="ct71362608"/></text:p>
          </table:table-cell>
        </table:table-row>
        <table:table-row>
          <table:table-cell table:style-name="Table101.A2" office:value-type="string">
            <text:p text:style-name="P32"><text:change-start text:change-id="ct80113904"/>:<text:span text:style-name="T7">VOLTage</text:span> {&lt;bool&gt;}<text:change-end text:change-id="ct80113904"/></text:p>
          </table:table-cell>
          <table:table-cell table:style-name="Table101.A2" office:value-type="string">
            <text:p text:style-name="P8"><text:change-start text:change-id="ct70371520"/>Enables/disables voltage data logging<text:change-end text:change-id="ct70371520"/></text:p>
          </table:table-cell>
        </table:table-row>
        <table:table-row>
          <table:table-cell table:style-name="Table101.A2" office:value-type="string">
            <text:p text:style-name="scpi2"><text:change-start text:change-id="ct71367888"/>:PERiod {&lt;time&gt;}<text:change-end text:change-id="ct71367888"/></text:p>
          </table:table-cell>
          <table:table-cell table:style-name="Table101.A2" office:value-type="string">
            <text:p text:style-name="P8"><text:change-start text:change-id="ct80277472"/>Sets the integration time of an Elog measurement<text:change-end text:change-id="ct80277472"/></text:p>
          </table:table-cell>
        </table:table-row>
        <table:table-row>
          <table:table-cell table:style-name="Table101.A2" office:value-type="string">
            <text:p text:style-name="scpi1"><text:change-start text:change-id="ct80206992"/>:WHOur<text:change-end text:change-id="ct8020699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80210672"/>:RESet<text:change-end text:change-id="ct80210672"/></text:p>
          </table:table-cell>
          <table:table-cell table:style-name="Table101.A2" office:value-type="string">
            <text:p text:style-name="P9"><text:change-start text:change-id="ct80208832"/>Resets the watt-hour (Wh) measurement to zero<text:change-end text:change-id="ct80208832"/></text:p>
          </table:table-cell>
        </table:table-row>
        <table:table-row>
          <table:table-cell table:style-name="Table101.A2" office:value-type="string">
            <text:p text:style-name="P20">OUTPu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7">:DELay</text:p>
          </table:table-cell>
          <table:table-cell table:style-name="Table101.A2" office:value-type="string">
            <text:p text:style-name="P13"/>
          </table:table-cell>
        </table:table-row>
        <table:table-row>
          <table:table-cell table:style-name="Table101.A2" office:value-type="string">
            <text:p text:style-name="scpi2">:<text:span text:style-name="T5">ON {&lt;time&gt;}</text:span></text:p>
          </table:table-cell>
          <table:table-cell table:style-name="Table101.A2" office:value-type="string">
            <text:p text:style-name="P14">Sets the <text:span text:style-name="T6">delay time for turning the output on</text:span></text:p>
          </table:table-cell>
        </table:table-row>
        <table:table-row>
          <table:table-cell table:style-name="Table101.A2" office:value-type="string">
            <text:p text:style-name="scpi2">:<text:span text:style-name="T5">OFF {&lt;time&gt;}</text:span></text:p>
          </table:table-cell>
          <table:table-cell table:style-name="Table101.A2" office:value-type="string">
            <text:p text:style-name="P15">Sets the <text:span text:style-name="T6">delay time for turning the output off</text:span></text:p>
          </table:table-cell>
        </table:table-row>
        <table:table-row>
          <table:table-cell table:style-name="Table101.A2" office:value-type="string">
            <text:p text:style-name="scpi1"><text:change-start text:change-id="ct88340656"/>:DPRog {&lt;bool&gt;}<text:change-end text:change-id="ct88340656"/></text:p>
          </table:table-cell>
          <table:table-cell table:style-name="Table101.A2" office:value-type="string">
            <text:p text:style-name="Standard"><text:change-start text:change-id="ct71364160"/>Controls down-programmer circuit<text:change-end text:change-id="ct71364160"/></text:p>
          </table:table-cell>
        </table:table-row>
        <text:soft-page-break/>
        <table:table-row>
          <table:table-cell table:style-name="Table101.A2" office:value-type="string">
            <text:p text:style-name="scpi0"><text:change-start text:change-id="ct72456928"/>[SOURce[&lt;n&gt;]] <text:change-end text:change-id="ct72456928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scpi1"><text:change-start text:change-id="ct72458352"/>:CURRent<text:change-end text:change-id="ct72458352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8"><text:change-start text:change-id="ct80182544"/>:SLEW<text:change-end text:change-id="ct80182544"/>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scpi3"><text:change-start text:change-id="ct84516752"/>:<text:span text:style-name="T4">FALLing</text:span><text:change-end text:change-id="ct84516752"/></text:p>
          </table:table-cell>
          <table:table-cell table:style-name="Table101.A2" office:value-type="string">
            <text:p text:style-name="P4"><text:change-start text:change-id="ct73693008"/>Sets the falling current slew rate<text:change-end text:change-id="ct73693008"/></text:p>
          </table:table-cell>
        </table:table-row>
        <table:table-row>
          <table:table-cell table:style-name="Table101.A2" office:value-type="string">
            <text:p text:style-name="scpi3"><text:change-start text:change-id="ct84517600"/>:<text:span text:style-name="T4">RISing</text:span><text:change-end text:change-id="ct84517600"/></text:p>
          </table:table-cell>
          <table:table-cell table:style-name="Table101.A2" office:value-type="string">
            <text:p text:style-name="P4"><text:change-start text:change-id="ct84520240"/>Sets the rising current slew rate<text:change-end text:change-id="ct84520240"/></text:p>
          </table:table-cell>
        </table:table-row>
        <table:table-row>
          <table:table-cell table:style-name="Table101.A2" office:value-type="string">
            <text:p text:style-name="P25"><text:change-start text:change-id="ct80088624"/>:VOLTage <text:change-end text:change-id="ct80088624"/>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18"><text:change-start text:change-id="ct80093024"/>:SLEW<text:change-end text:change-id="ct8009302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80099184"/>:<text:span text:style-name="T4">FALLing</text:span><text:change-end text:change-id="ct80099184"/></text:p>
          </table:table-cell>
          <table:table-cell table:style-name="Table101.A2" office:value-type="string">
            <text:p text:style-name="P4"><text:change-start text:change-id="ct80100176"/>Sets the falling voltage slew rate<text:change-end text:change-id="ct80100176"/></text:p>
          </table:table-cell>
        </table:table-row>
        <table:table-row>
          <table:table-cell table:style-name="Table101.A2" office:value-type="string">
            <text:p text:style-name="scpi3"><text:change-start text:change-id="ct71140992"/>:<text:span text:style-name="T4">RISing</text:span><text:change-end text:change-id="ct71140992"/></text:p>
          </table:table-cell>
          <table:table-cell table:style-name="Table101.A2" office:value-type="string">
            <text:p text:style-name="P4"><text:change-start text:change-id="ct80090992"/>Sets the rising voltage slew rate<text:change-end text:change-id="ct80090992"/></text:p>
          </table:table-cell>
        </table:table-row>
        <table:table-row>
          <table:table-cell table:style-name="Table101.A2" office:value-type="string">
            <text:p text:style-name="P19">SYSTem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4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7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31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24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7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17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72585152"/>:<text:span text:style-name="T3">TIME</text:span><text:change-end text:change-id="ct72585152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7"><text:change-start text:change-id="ct72603808"/>:<text:span text:style-name="T3">TIMer</text:span><text:change-end text:change-id="ct72603808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71144464"/>[:STATe]<text:change-end text:change-id="ct71144464"/></text:p>
          </table:table-cell>
          <table:table-cell table:style-name="Table101.A2" office:value-type="string">
            <text:p text:style-name="P3"><text:change-start text:change-id="ct84516336"/>Sets the internal timer state<text:change-end text:change-id="ct84516336"/></text:p>
          </table:table-cell>
        </table:table-row>
        <table:table-row>
          <table:table-cell table:style-name="Table101.A2" office:value-type="string">
            <text:p text:style-name="scpi3"><text:change-start text:change-id="ct73234736"/>:<text:span text:style-name="T3">COUNt</text:span><text:change-end text:change-id="ct73234736"/></text:p>
          </table:table-cell>
          <table:table-cell table:style-name="Table101.A2" office:value-type="string">
            <text:p text:style-name="P3"><text:change-start text:change-id="ct73233904"/>Queries the current value of the internal timer<text:change-end text:change-id="ct73233904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upcoming releas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5" meta:word-count="289" meta:character-count="1943" meta:non-whitespace-character-count="1745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